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AAAA+BitstreamVeraSans-Bold" svg:font-family="CAAAAA+BitstreamVeraSans-Bold"/>
    <style:font-face style:name="DAAAAA+BitstreamVeraSans-Roman" svg:font-family="DAAAAA+BitstreamVeraSans-Roman"/>
    <style:font-face style:name="EAAAAA+BitstreamVeraSans-Oblique" svg:font-family="EAAAAA+BitstreamVeraSans-Oblique"/>
    <style:font-face style:name="FAAAAA+BitstreamVeraSansMono-Oblique" svg:font-family="FAAAAA+BitstreamVeraSansMono-Oblique"/>
    <style:font-face style:name="Lucida Sans Typewriter" svg:font-family="'Lucida Sans Typewriter'" style:font-pitch="fixed"/>
    <style:font-face style:name="Cumberland AMT" svg:font-family="'Cumberland AMT'" style:font-family-generic="modern" style:font-pitch="fixed"/>
    <style:font-face style:name="Andale Sans UI" svg:font-family="'Andale Sans UI'" style:font-pitch="variable"/>
    <style:font-face style:name="Lucida Sans" svg:font-family="'Lucida Sans'" style:font-pitch="variable"/>
    <style:font-face style:name="Lucida Bright" svg:font-family="'Lucida Bright'" style:font-family-generic="roman" style:font-pitch="variable"/>
    <style:font-face style:name="Lucida Sans1" svg:font-family="'Lucida Sans'" style:font-family-generic="swiss" style:font-pitch="variable"/>
  </office:font-face-decls>
  <office:automatic-styles>
    <style:style style:name="Tabela1" style:family="table">
      <style:table-properties style:width="17cm" style:rel-width="100%" table:align="left"/>
    </style:style>
    <style:style style:name="Tabela1.A" style:family="table-column">
      <style:table-column-properties style:column-width="2.845cm" style:rel-column-width="10971*"/>
    </style:style>
    <style:style style:name="Tabela1.B" style:family="table-column">
      <style:table-column-properties style:column-width="14.155cm" style:rel-column-width="54564*"/>
    </style:style>
    <style:style style:name="Tabela1.1" style:family="table-row">
      <style:table-row-properties fo:background-color="#ccccff">
        <style:background-image/>
      </style:table-row-properties>
    </style:style>
    <style:style style:name="Tabela1.A1" style:family="table-cell">
      <style:table-cell-properties style:vertical-align="middle" fo:padding="0.079cm" fo:border="0.035cm solid #808080"/>
    </style:style>
    <style:style style:name="Tabela1.2" style:family="table-row">
      <style:table-row-properties fo:background-color="#ffffff">
        <style:background-image/>
      </style:table-row-properties>
    </style:style>
    <style:style style:name="Tabela1.A2" style:family="table-cell">
      <style:table-cell-properties fo:padding="0.079cm" fo:border-left="0.035cm solid #808080" fo:border-right="none" fo:border-top="none" fo:border-bottom="0.035cm solid #808080"/>
    </style:style>
    <style:style style:name="Tabela1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P1" style:family="paragraph" style:parent-style-name="Text_20_body">
      <style:text-properties style:font-name="Lucida Sans1" fo:font-size="10pt" style:font-size-asian="10pt" style:font-size-complex="10pt"/>
    </style:style>
    <style:style style:name="P2" style:family="paragraph" style:parent-style-name="Table_20_Heading">
      <style:paragraph-properties fo:text-align="start" style:justify-single-word="false"/>
      <style:text-properties style:font-name="Lucida Sans1" fo:font-size="12pt" fo:font-weight="bold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Lucida Sans1" fo:font-size="10pt" fo:font-weight="bold" style:font-size-asian="10pt" style:font-weight-asian="bold" style:font-size-complex="10pt" style:font-weight-complex="bold"/>
    </style:style>
    <style:style style:name="T1" style:family="text" style:parent-style-name="Source_20_Text">
      <style:text-properties style:font-name="Lucida Sans1" fo:font-size="10pt" style:font-size-asian="10pt" style:font-size-complex="10pt"/>
    </style:style>
    <style:style style:name="T2" style:family="text" style:parent-style-name="Source_20_Text">
      <style:text-properties style:font-name="Lucida Sans1" fo:font-size="10pt" fo:font-weight="bold" style:font-size-asian="10pt" style:font-size-complex="10pt"/>
    </style:style>
    <style:style style:name="T3" style:family="text">
      <style:text-properties style:font-name="Lucida Sans1" fo:font-size="10pt" style:font-size-asian="10pt" style:font-size-complex="10pt"/>
    </style:style>
    <style:style style:name="T4" style:family="text" style:parent-style-name="Source_20_Text">
      <style:text-properties style:font-name="Lucida Sans1"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2">Métodos HumanTree.java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3"><text:span text:style-name="T1">java.lang.String</text:span></text:p>
          </table:table-cell>
          <table:table-cell table:style-name="Tabela1.B2" office:value-type="string">
            <text:p text:style-name="Table_20_Contents"><text:a xlink:type="simple" xlink:href="../../../javadoc/HumanTree.html#getAdress%28%29"><text:span text:style-name="T2">getAdress</text:span></text:a><text:span text:style-name="T1">()</text:span><text:span text:style-name="T3"> <text:line-break/>          Retorna o campo Endereco</text:span></text:p>
          </table:table-cell>
        </table:table-row>
        <table:table-row table:style-name="Tabela1.2">
          <table:table-cell table:style-name="Tabela1.A2" office:value-type="string">
            <text:p text:style-name="P3"><text:span text:style-name="T1"> int</text:span></text:p>
          </table:table-cell>
          <table:table-cell table:style-name="Tabela1.B2" office:value-type="string">
            <text:p text:style-name="Table_20_Contents"><text:a xlink:type="simple" xlink:href="../../../javadoc/HumanTree.html#getAge%28%29"><text:span text:style-name="T2">getAge</text:span></text:a><text:span text:style-name="T1">()</text:span><text:span text:style-name="T3"> <text:line-break/>          Retorna o campo idade</text:span></text:p>
          </table:table-cell>
        </table:table-row>
        <table:table-row table:style-name="Tabela1.2">
          <table:table-cell table:style-name="Tabela1.A2" office:value-type="string">
            <text:p text:style-name="P3"><text:span text:style-name="T1"> java.lang.String</text:span></text:p>
          </table:table-cell>
          <table:table-cell table:style-name="Tabela1.B2" office:value-type="string">
            <text:p text:style-name="Table_20_Contents"><text:a xlink:type="simple" xlink:href="../../../javadoc/HumanTree.html#getCPF%28%29"><text:span text:style-name="T2">getCPF</text:span></text:a><text:span text:style-name="T1">()</text:span><text:span text:style-name="T3"> <text:line-break/>          Retorna o campo cpf</text:span></text:p>
          </table:table-cell>
        </table:table-row>
        <table:table-row table:style-name="Tabela1.2">
          <table:table-cell table:style-name="Tabela1.A2" office:value-type="string">
            <text:p text:style-name="P3"><text:span text:style-name="T1"> java.lang.String</text:span></text:p>
          </table:table-cell>
          <table:table-cell table:style-name="Tabela1.B2" office:value-type="string">
            <text:p text:style-name="Table_20_Contents"><text:a xlink:type="simple" xlink:href="../../../javadoc/HumanTree.html#getName%28%29"><text:span text:style-name="T2">getName</text:span></text:a><text:span text:style-name="T1">()</text:span><text:span text:style-name="T3"> <text:line-break/>          Retorna o campo nome</text:span></text:p>
          </table:table-cell>
        </table:table-row>
        <table:table-row table:style-name="Tabela1.2">
          <table:table-cell table:style-name="Tabela1.A2" office:value-type="string">
            <text:p text:style-name="P3"><text:span text:style-name="T1"> char</text:span></text:p>
          </table:table-cell>
          <table:table-cell table:style-name="Tabela1.B2" office:value-type="string">
            <text:p text:style-name="Table_20_Contents"><text:a xlink:type="simple" xlink:href="../../../javadoc/HumanTree.html#getSex%28%29"><text:span text:style-name="T2">getSex</text:span></text:a><text:span text:style-name="T1">()</text:span><text:span text:style-name="T3"> <text:line-break/>          Retorna o campo sexo</text:span></text:p>
          </table:table-cell>
        </table:table-row>
        <table:table-row table:style-name="Tabela1.2">
          <table:table-cell table:style-name="Tabela1.A2" office:value-type="string">
            <text:p text:style-name="P3"><text:span text:style-name="T1"> void</text:span></text:p>
          </table:table-cell>
          <table:table-cell table:style-name="Tabela1.B2" office:value-type="string">
            <text:p text:style-name="Table_20_Contents"><text:a xlink:type="simple" xlink:href="../../../javadoc/HumanTree.html#imprime%28%29"><text:span text:style-name="T2">imprime</text:span></text:a><text:span text:style-name="T1">()</text:span><text:span text:style-name="T3"> <text:line-break/>          Imprime os dados contidos no nodo</text:span></text:p>
          </table:table-cell>
        </table:table-row>
        <table:table-row table:style-name="Tabela1.2">
          <table:table-cell table:style-name="Tabela1.A2" office:value-type="string">
            <text:p text:style-name="P3"><text:span text:style-name="T1"> void</text:span></text:p>
          </table:table-cell>
          <table:table-cell table:style-name="Tabela1.B2" office:value-type="string">
            <text:p text:style-name="Table_20_Contents"><text:a xlink:type="simple" xlink:href="../../../javadoc/HumanTree.html#setAdress%28java.lang.String%29"><text:span text:style-name="T2">setAdress</text:span></text:a><text:span text:style-name="T1">(java.lang.String add)</text:span><text:span text:style-name="T3"> <text:line-break/>          Seta o campo endereco</text:span></text:p>
          </table:table-cell>
        </table:table-row>
        <table:table-row table:style-name="Tabela1.2">
          <table:table-cell table:style-name="Tabela1.A2" office:value-type="string">
            <text:p text:style-name="P3"><text:span text:style-name="T1"> void</text:span></text:p>
          </table:table-cell>
          <table:table-cell table:style-name="Tabela1.B2" office:value-type="string">
            <text:p text:style-name="Table_20_Contents"><text:a xlink:type="simple" xlink:href="../../../javadoc/HumanTree.html#setAge%28int%29"><text:span text:style-name="T2">setAge</text:span></text:a><text:span text:style-name="T1">(int ag)</text:span><text:span text:style-name="T3"> <text:line-break/>          Seta o campo idade</text:span></text:p>
          </table:table-cell>
        </table:table-row>
        <table:table-row table:style-name="Tabela1.2">
          <table:table-cell table:style-name="Tabela1.A2" office:value-type="string">
            <text:p text:style-name="P3"><text:span text:style-name="T1"> void</text:span></text:p>
          </table:table-cell>
          <table:table-cell table:style-name="Tabela1.B2" office:value-type="string">
            <text:p text:style-name="Table_20_Contents"><text:a xlink:type="simple" xlink:href="../../../javadoc/HumanTree.html#setCPF%28java.lang.String%29"><text:span text:style-name="T2">setCPF</text:span></text:a><text:span text:style-name="T1">(java.lang.String c)</text:span><text:span text:style-name="T3"> <text:line-break/>          Seta o campo cpf</text:span></text:p>
          </table:table-cell>
        </table:table-row>
        <table:table-row table:style-name="Tabela1.2">
          <table:table-cell table:style-name="Tabela1.A2" office:value-type="string">
            <text:p text:style-name="P3"><text:span text:style-name="T1"> void</text:span></text:p>
          </table:table-cell>
          <table:table-cell table:style-name="Tabela1.B2" office:value-type="string">
            <text:p text:style-name="Table_20_Contents"><text:a xlink:type="simple" xlink:href="../../../javadoc/HumanTree.html#setName%28java.lang.String%29"><text:span text:style-name="T2">setName</text:span></text:a><text:span text:style-name="T1">(java.lang.String n)</text:span><text:span text:style-name="T3"> <text:line-break/>          Seta o campo nome</text:span></text:p>
          </table:table-cell>
        </table:table-row>
        <table:table-row table:style-name="Tabela1.2">
          <table:table-cell table:style-name="Tabela1.A2" office:value-type="string">
            <text:p text:style-name="P3"><text:span text:style-name="T1"> void</text:span></text:p>
          </table:table-cell>
          <table:table-cell table:style-name="Tabela1.B2" office:value-type="string">
            <text:p text:style-name="Table_20_Contents"><text:a xlink:type="simple" xlink:href="../../../javadoc/HumanTree.html#setSex%28char%29"><text:span text:style-name="T2">setSex</text:span></text:a><text:span text:style-name="T1">(char sexo)</text:span><text:span text:style-name="T3"> <text:line-break/>          Seta o campo sexo</text:span></text:p>
          </table:table-cell>
        </table:table-row>
        <table:table-row table:style-name="Tabela1.2">
          <table:table-cell table:style-name="Tabela1.A2" office:value-type="string">
            <text:p text:style-name="P3"><text:span text:style-name="T1"> void</text:span></text:p>
          </table:table-cell>
          <table:table-cell table:style-name="Tabela1.B2" office:value-type="string">
            <text:p text:style-name="Table_20_Contents"><text:a xlink:type="simple" xlink:href="../../../javadoc/HumanTree.html#transferInfoFrom%28HumanTree%29"><text:span text:style-name="T2">transferInfoFrom</text:span></text:a><text:span text:style-name="T1">(</text:span><text:a xlink:type="simple" xlink:href="../../../javadoc/HumanTree.html"><text:span text:style-name="T4">HumanTree</text:span></text:a><text:span text:style-name="T1"> nodo)</text:span><text:span text:style-name="T3"> <text:line-break/>          Copia as informacoes de um nodo para este nodo</text:span></text:p>
          </table:table-cell>
        </table:table-row>
      </table:table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AAAA+BitstreamVeraSans-Bold" svg:font-family="CAAAAA+BitstreamVeraSans-Bold"/>
    <style:font-face style:name="DAAAAA+BitstreamVeraSans-Roman" svg:font-family="DAAAAA+BitstreamVeraSans-Roman"/>
    <style:font-face style:name="EAAAAA+BitstreamVeraSans-Oblique" svg:font-family="EAAAAA+BitstreamVeraSans-Oblique"/>
    <style:font-face style:name="FAAAAA+BitstreamVeraSansMono-Oblique" svg:font-family="FAAAAA+BitstreamVeraSansMono-Oblique"/>
    <style:font-face style:name="Lucida Sans Typewriter" svg:font-family="'Lucida Sans Typewriter'" style:font-pitch="fixed"/>
    <style:font-face style:name="Cumberland AMT" svg:font-family="'Cumberland AMT'" style:font-family-generic="modern" style:font-pitch="fixed"/>
    <style:font-face style:name="Andale Sans UI" svg:font-family="'Andale Sans UI'" style:font-pitch="variable"/>
    <style:font-face style:name="Lucida Sans" svg:font-family="'Lucida Sans'" style:font-pitch="variable"/>
    <style:font-face style:name="Lucida Bright" svg:font-family="'Lucida Bright'" style:font-family-generic="roman" style:font-pitch="variable"/>
    <style:font-face style:name="Lucida Sans1" svg:font-family="'Lucid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Bright" fo:font-size="12pt" fo:language="en" fo:country="US" style:font-name-asian="Andale Sans UI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Lucida Sans"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font-name="Lucida Sans" fo:font-size="8pt" style:font-size-asian="8pt" style:font-size-complex="8pt"/>
    </style:style>
    <style:page-layout style:name="pm1">
      <style:page-layout-properties fo:page-width="21.001cm" fo:page-height="29.7cm" style:num-format="1" style:print-orientation="portrait" fo:margin-top="1.401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itle>Trabalho Prático V - AEDS II</text:title><text:tab/><text:tab/><text:subject>Anexo II - Métodos HumanTree.java</text:subject></text:p>
      </style:header>
      <style:footer>
        <text:p text:style-name="P2"><text:tab/><text:tab/><text:span text:style-name="T1"><text:page-number text:select-page="current">1</text:page-number></text:span><text:span text:style-name="T1">/</text:span><text:span text:style-name="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dc:title>Trabalho Prático V - AEDS II</dc:title>
    <dc:subject>Anexo II - Métodos HumanTree.java</dc:subject>
    <meta:creation-date>2006-05-03T11:18:08</meta:creation-date>
    <dc:creator>Gustavo Guimaraes</dc:creator>
    <dc:date>2006-06-07T10:37:32</dc:date>
    <dc:language>en-US</dc:language>
    <meta:editing-cycles>44</meta:editing-cycles>
    <meta:editing-duration>PT6H57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7" meta:word-count="93" meta:character-count="741"/>
  </office:meta>
</office:document-meta>
</file>